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25.998cm" svg:y1="0.598cm" svg:x2="25.998cm" svg:y2="12.698cm">
          <text:p/>
        </draw:line>
        <draw:custom-shape draw:style-name="gr2" draw:text-style-name="P1" draw:layer="measurelines" svg:width="2.9cm" svg:height="8.5cm" svg:x="28.499cm" svg:y="0.599cm">
          <text:p/>
          <draw:enhanced-geometry svg:viewBox="0 0 21600 21600" draw:mirror-horizontal="false" draw:mirror-vertical="false" draw:type="rectangle" draw:enhanced-path="M 0 0 L 21600 0 21600 21600 0 21600 0 0 Z N"/>
        </draw:custom-shape>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5cm" svg:y1="0.6cm" svg:x2="20.5cm" svg:y2="29.1cm">
          <text:p/>
        </draw:line>
        <draw:line draw:style-name="gr1" draw:text-style-name="P1" draw:layer="measurelines" svg:x1="17.9cm" svg:y1="0.6cm" svg:x2="17.9cm" svg:y2="27cm">
          <text:p/>
        </draw:line>
        <draw:line draw:style-name="gr1" draw:text-style-name="P1" draw:layer="measurelines" svg:x1="14.4cm" svg:y1="0.6cm" svg:x2="14.4cm" svg:y2="28cm">
          <text:p/>
        </draw:line>
        <draw:line draw:style-name="gr1" draw:text-style-name="P1" draw:layer="measurelines" svg:x1="11.8cm" svg:y1="0.6cm" svg:x2="11.8cm" svg:y2="28.3cm">
          <text:p/>
        </draw:line>
        <draw:line draw:style-name="gr1" draw:text-style-name="P1" draw:layer="measurelines" svg:x1="3.7cm" svg:y1="0.5cm" svg:x2="3.7cm" svg:y2="27.3cm">
          <text:p/>
        </draw:line>
        <draw:line draw:style-name="gr1" draw:text-style-name="P1" draw:layer="measurelines" svg:x1="6.3cm" svg:y1="0.5cm" svg:x2="6.3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3cm" svg:y="2.1cm">
          <text:p/>
          <draw:enhanced-geometry svg:viewBox="0 0 21600 21600" draw:type="rectangle" draw:enhanced-path="M 0 0 L 21600 0 21600 21600 0 21600 0 0 Z N"/>
        </draw:custom-shape>
        <draw:custom-shape draw:style-name="gr3" draw:text-style-name="P1" draw:layer="layout" svg:width="1.5cm" svg:height="1.5cm" svg:x="6.3cm" svg:y="4.1cm">
          <text:p/>
          <draw:enhanced-geometry svg:viewBox="0 0 21600 21600" draw:type="rectangle" draw:enhanced-path="M 0 0 L 21600 0 21600 21600 0 21600 0 0 Z N"/>
        </draw:custom-shape>
        <draw:custom-shape draw:style-name="gr3" draw:text-style-name="P1" draw:layer="layout" svg:width="1.5cm" svg:height="1.5cm" svg:x="6.3cm" svg:y="6.1cm">
          <text:p/>
          <draw:enhanced-geometry svg:viewBox="0 0 21600 21600" draw:type="rectangle" draw:enhanced-path="M 0 0 L 21600 0 21600 21600 0 21600 0 0 Z N"/>
        </draw:custom-shape>
        <draw:custom-shape draw:style-name="gr3" draw:text-style-name="P1" draw:layer="layout" svg:width="1.5cm" svg:height="1.5cm" svg:x="8.3cm" svg:y="2.1cm">
          <text:p/>
          <draw:enhanced-geometry svg:viewBox="0 0 21600 21600" draw:type="rectangle" draw:enhanced-path="M 0 0 L 21600 0 21600 21600 0 21600 0 0 Z N"/>
        </draw:custom-shape>
        <draw:custom-shape draw:style-name="gr3" draw:text-style-name="P1" draw:layer="layout" svg:width="1.5cm" svg:height="1.5cm" svg:x="8.3cm" svg:y="4.1cm">
          <text:p/>
          <draw:enhanced-geometry svg:viewBox="0 0 21600 21600" draw:type="rectangle" draw:enhanced-path="M 0 0 L 21600 0 21600 21600 0 21600 0 0 Z N"/>
        </draw:custom-shape>
        <draw:custom-shape draw:style-name="gr3" draw:text-style-name="P1" draw:layer="layout" svg:width="1.5cm" svg:height="1.5cm" svg:x="8.3cm" svg:y="6.1cm">
          <text:p/>
          <draw:enhanced-geometry svg:viewBox="0 0 21600 21600" draw:type="rectangle" draw:enhanced-path="M 0 0 L 21600 0 21600 21600 0 21600 0 0 Z N"/>
        </draw:custom-shape>
        <draw:custom-shape draw:style-name="gr3" draw:text-style-name="P1" draw:layer="layout" svg:width="1.5cm" svg:height="1.5cm" svg:x="10.3cm" svg:y="2.1cm">
          <text:p/>
          <draw:enhanced-geometry svg:viewBox="0 0 21600 21600" draw:type="rectangle" draw:enhanced-path="M 0 0 L 21600 0 21600 21600 0 21600 0 0 Z N"/>
        </draw:custom-shape>
        <draw:custom-shape draw:style-name="gr3" draw:text-style-name="P1" draw:layer="layout" svg:width="1.5cm" svg:height="1.5cm" svg:x="10.3cm" svg:y="4.1cm">
          <text:p/>
          <draw:enhanced-geometry svg:viewBox="0 0 21600 21600" draw:type="rectangle" draw:enhanced-path="M 0 0 L 21600 0 21600 21600 0 21600 0 0 Z N"/>
        </draw:custom-shape>
        <draw:custom-shape draw:style-name="gr3" draw:text-style-name="P1" draw:layer="layout" svg:width="1.5cm" svg:height="1.5cm" svg:x="10.3cm" svg:y="6.1cm">
          <text:p/>
          <draw:enhanced-geometry svg:viewBox="0 0 21600 21600" draw:type="rectangle" draw:enhanced-path="M 0 0 L 21600 0 21600 21600 0 21600 0 0 Z N"/>
        </draw:custom-shape>
        <draw:custom-shape draw:style-name="gr3" draw:text-style-name="P1" draw:layer="layout" svg:width="1.5cm" svg:height="1.5cm" svg:x="14.4cm" svg:y="2.1cm">
          <text:p/>
          <draw:enhanced-geometry svg:viewBox="0 0 21600 21600" draw:type="rectangle" draw:enhanced-path="M 0 0 L 21600 0 21600 21600 0 21600 0 0 Z N"/>
        </draw:custom-shape>
        <draw:custom-shape draw:style-name="gr3" draw:text-style-name="P1" draw:layer="layout" svg:width="1.5cm" svg:height="1.5cm" svg:x="14.4cm" svg:y="4.1cm">
          <text:p/>
          <draw:enhanced-geometry svg:viewBox="0 0 21600 21600" draw:type="rectangle" draw:enhanced-path="M 0 0 L 21600 0 21600 21600 0 21600 0 0 Z N"/>
        </draw:custom-shape>
        <draw:custom-shape draw:style-name="gr3" draw:text-style-name="P1" draw:layer="layout" svg:width="1.5cm" svg:height="1.5cm" svg:x="14.4cm" svg:y="6.1cm">
          <text:p/>
          <draw:enhanced-geometry svg:viewBox="0 0 21600 21600" draw:type="rectangle" draw:enhanced-path="M 0 0 L 21600 0 21600 21600 0 21600 0 0 Z N"/>
        </draw:custom-shape>
        <draw:custom-shape draw:style-name="gr3" draw:text-style-name="P1" draw:layer="layout" svg:width="1.5cm" svg:height="1.5cm" svg:x="16.4cm" svg:y="2.1cm">
          <text:p/>
          <draw:enhanced-geometry svg:viewBox="0 0 21600 21600" draw:type="rectangle" draw:enhanced-path="M 0 0 L 21600 0 21600 21600 0 21600 0 0 Z N"/>
        </draw:custom-shape>
        <draw:custom-shape draw:style-name="gr3" draw:text-style-name="P1" draw:layer="layout" svg:width="1.5cm" svg:height="1.5cm" svg:x="16.4cm" svg:y="4.1cm">
          <text:p/>
          <draw:enhanced-geometry svg:viewBox="0 0 21600 21600" draw:type="rectangle" draw:enhanced-path="M 0 0 L 21600 0 21600 21600 0 21600 0 0 Z N"/>
        </draw:custom-shape>
        <draw:custom-shape draw:style-name="gr3" draw:text-style-name="P1" draw:layer="layout" svg:width="1.5cm" svg:height="1.5cm" svg:x="16.4cm" svg:y="6.1cm">
          <text:p/>
          <draw:enhanced-geometry svg:viewBox="0 0 21600 21600" draw:type="rectangle" draw:enhanced-path="M 0 0 L 21600 0 21600 21600 0 21600 0 0 Z N"/>
        </draw:custom-shape>
        <draw:custom-shape draw:style-name="gr3" draw:text-style-name="P1" draw:layer="layout" svg:width="1.5cm" svg:height="1.5cm" svg:x="20.5cm" svg:y="2.1cm">
          <text:p/>
          <draw:enhanced-geometry svg:viewBox="0 0 21600 21600" draw:type="rectangle" draw:enhanced-path="M 0 0 L 21600 0 21600 21600 0 21600 0 0 Z N"/>
        </draw:custom-shape>
        <draw:custom-shape draw:style-name="gr3" draw:text-style-name="P1" draw:layer="layout" svg:width="1.5cm" svg:height="1.5cm" svg:x="20.5cm" svg:y="4.1cm">
          <text:p/>
          <draw:enhanced-geometry svg:viewBox="0 0 21600 21600" draw:type="rectangle" draw:enhanced-path="M 0 0 L 21600 0 21600 21600 0 21600 0 0 Z N"/>
        </draw:custom-shape>
        <draw:custom-shape draw:style-name="gr3" draw:text-style-name="P1" draw:layer="layout" svg:width="1.5cm" svg:height="1.5cm" svg:x="20.5cm" svg:y="6.1cm">
          <text:p/>
          <draw:enhanced-geometry svg:viewBox="0 0 21600 21600" draw:type="rectangle" draw:enhanced-path="M 0 0 L 21600 0 21600 21600 0 21600 0 0 Z N"/>
        </draw:custom-shape>
        <draw:custom-shape draw:style-name="gr3" draw:text-style-name="P1" draw:layer="layout" svg:width="1.5cm" svg:height="1.5cm" svg:x="22.5cm" svg:y="2.1cm">
          <text:p/>
          <draw:enhanced-geometry svg:viewBox="0 0 21600 21600" draw:type="rectangle" draw:enhanced-path="M 0 0 L 21600 0 21600 21600 0 21600 0 0 Z N"/>
        </draw:custom-shape>
        <draw:custom-shape draw:style-name="gr3" draw:text-style-name="P1" draw:layer="layout" svg:width="1.5cm" svg:height="1.5cm" svg:x="22.5cm" svg:y="4.1cm">
          <text:p/>
          <draw:enhanced-geometry svg:viewBox="0 0 21600 21600" draw:type="rectangle" draw:enhanced-path="M 0 0 L 21600 0 21600 21600 0 21600 0 0 Z N"/>
        </draw:custom-shape>
        <draw:custom-shape draw:style-name="gr3" draw:text-style-name="P1" draw:layer="layout" svg:width="1.5cm" svg:height="1.5cm" svg:x="22.5cm" svg:y="6.1cm">
          <text:p/>
          <draw:enhanced-geometry svg:viewBox="0 0 21600 21600" draw:type="rectangle" draw:enhanced-path="M 0 0 L 21600 0 21600 21600 0 21600 0 0 Z N"/>
        </draw:custom-shape>
        <draw:custom-shape draw:style-name="gr3" draw:text-style-name="P1" draw:layer="layout" svg:width="1.5cm" svg:height="1.5cm" svg:x="24.5cm" svg:y="2.1cm">
          <text:p/>
          <draw:enhanced-geometry svg:viewBox="0 0 21600 21600" draw:type="rectangle" draw:enhanced-path="M 0 0 L 21600 0 21600 21600 0 21600 0 0 Z N"/>
        </draw:custom-shape>
        <draw:custom-shape draw:style-name="gr3" draw:text-style-name="P1" draw:layer="layout" svg:width="1.5cm" svg:height="1.5cm" svg:x="24.5cm" svg:y="4.1cm">
          <text:p/>
          <draw:enhanced-geometry svg:viewBox="0 0 21600 21600" draw:type="rectangle" draw:enhanced-path="M 0 0 L 21600 0 21600 21600 0 21600 0 0 Z N"/>
        </draw:custom-shape>
        <draw:custom-shape draw:style-name="gr3" draw:text-style-name="P1" draw:layer="layout" svg:width="1.5cm" svg:height="1.5cm" svg:x="24.5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600,0 5600,500 11100,500 11100,0 13700,0 13700,500 17200,500 17200,0 19800,0 19800,500 25300,500 25300,0 26400,0 26400,500 26900,500 26900,1500 26400,1500 26400,3000 26900,3000 26900,3500 26400,3500 26400,5000 26900,5000 26900,5500 26400,5500 26400,7000 26900,7000 26900,8000 26400,8000 26400,8500 25300,8500 25300,8000 19800,8000 19800,8500 17200,8500 17200,8000 13700,8000 13700,8500 11100,8500 11100,8000 5600,8000 56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line draw:style-name="gr1" draw:text-style-name="P1" draw:layer="measurelines" svg:x1="30.899cm" svg:y1="0.499cm" svg:x2="30.899cm" svg:y2="9.299cm">
          <text:p/>
        </draw:line>
        <draw:line draw:style-name="gr1" draw:text-style-name="P1" draw:layer="measurelines" svg:x1="29.599cm" svg:y1="0.499cm" svg:x2="29.599cm" svg:y2="9.3cm">
          <text:p/>
        </draw:line>
        <draw:line draw:style-name="gr1" draw:text-style-name="P1" draw:layer="measurelines" svg:x1="30.299cm" svg:y1="0.499cm" svg:x2="30.299cm" svg:y2="9.2cm">
          <text:p/>
        </draw:line>
        <draw:path draw:style-name="gr4" draw:text-style-name="P1" draw:layer="layout" svg:width="2.899cm" svg:height="8.499cm" draw:transform="rotate (-3.14159265358979) translate (31.4cm 9.1cm)" svg:viewBox="0 0 2900 8500" svg:d="m1800 8500h1100v-500c0 0-76-54-243-54s-257 54-257 54v-1000c0 0 71 64 243 64s257-64 257-64v-1500h-500v-500h500v-1500h-500v-500h500v-1500c0 0-75-70-252-66s-248 66-248 66v-1000c0 0 44 61 243 61s257-61 257-61v-500h-1100c0 0-70 67-70 239s70 261 70 261h-700c0 0 69-125 65-265s-65-235-65-235h-1100v500c0 0 56 61 242 61s258-61 258-61v1000c0 0-73-67-254-62s-246 62-246 62v1500h500v500h-500v1500h500v500h-500v1500c0 0 74 74 255 69s245-69 245-69v1000c0 0-95-63-258-63s-242 63-242 63v500h1100c0 0 73-101 64-268s-64-232-64-232h700c0 0-56 72-61 240s61 260 61 260z">
          <text:p/>
        </draw:path>
        <draw:custom-shape draw:style-name="gr2" draw:text-style-name="P1" draw:layer="measurelines" svg:width="26.9cm" svg:height="2.9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9cm" svg:x2="28cm" svg:y2="11.9cm">
          <text:p/>
        </draw:line>
        <draw:line draw:style-name="gr1" draw:text-style-name="P1" draw:layer="measurelines" svg:x1="0.7cm" svg:y1="10.6cm" svg:x2="28cm" svg:y2="10.6cm">
          <text:p/>
        </draw:line>
        <draw:line draw:style-name="gr1" draw:text-style-name="P1" draw:layer="measurelines" svg:x1="0.7cm" svg:y1="11.3cm" svg:x2="28.1cm" svg:y2="11.3cm">
          <text:p/>
        </draw:line>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1cm" svg:x="29.2cm" svg:y="9.5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2cm" svg:y="10.5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699cm" svg:y="10.4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30.198cm" svg:y="10.4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199cm" svg:x="30.199cm" svg:y="9.3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2cm" svg:x="29.698cm" svg:y="9.3cm">
          <text:p/>
          <draw:enhanced-geometry svg:viewBox="0 0 21600 21600" draw:mirror-vertical="false" draw:mirror-horizontal="true" draw:type="rectangle" draw:enhanced-path="M 0 0 L 21600 0 21600 21600 0 21600 0 0 Z N"/>
        </draw:custom-shape>
        <draw:path draw:style-name="gr7" draw:text-style-name="P1" draw:layer="layout" svg:width="1.699cm" svg:height="1.499cm" draw:transform="rotate (-1.5707963267949) translate (30.7cm 9.3cm)" svg:viewBox="0 0 1700 1500" svg:d="m0 1500h1700v-500c0 0-83-57-246-61s-254 61-254 61v-500c0 0 73 64 254 64s246-64 246-64v-500h-1700z">
          <text:p/>
        </draw:path>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1.1cm" svg:height="1.1cm" svg:x="5.25cm" svg:y="20.60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7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9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4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9.1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9.1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787cm">
          <text:p/>
          <draw:enhanced-geometry svg:viewBox="0 0 21600 21600" draw:mirror-horizontal="false" draw:mirror-vertical="false" draw:type="rectangle" draw:enhanced-path="M 0 0 L 21600 0 21600 21600 0 21600 0 0 Z N"/>
        </draw:custom-shape>
        <draw:frame draw:style-name="gr9" draw:text-style-name="P3" draw:layer="layout" svg:width="12.516cm" svg:height="1.332cm" svg:x="8.086cm" svg:y="23.205cm">
          <draw:text-box>
            <text:p text:style-name="P2"><text:span text:style-name="T1">JIX Clock <text:s/></text:span><text:span text:style-name="T2">Box version 1.7 </text:span></text:p>
            <text:p text:style-name="P2"><text:span text:style-name="T2">© 2012 Jérôme Cornet &lt;jerome@aldorande.net&gt;</text:span></text:p>
          </draw:text-box>
        </draw:frame>
        <draw:frame draw:style-name="gr10" draw:text-style-name="P5" draw:layer="layout" svg:width="1.493cm" svg:height="1.124cm" svg:x="5.308cm" svg:y="21.9cm">
          <draw:text-box>
            <text:p text:style-name="P4"><text:span text:style-name="T3">DC</text:span></text:p>
            <text:p text:style-name="P4"><text:span text:style-name="T3">3A</text:span></text:p>
          </draw:text-box>
        </draw:frame>
        <draw:frame draw:style-name="gr10" draw:text-style-name="P5" draw:layer="layout" svg:width="1.892cm" svg:height="0.71cm" svg:x="23.109cm" svg:y="21.601cm">
          <draw:text-box>
            <text:p text:style-name="P4"><text:span text:style-name="T3">Mode</text:span></text:p>
          </draw:text-box>
        </draw:frame>
        <draw:frame draw:style-name="gr10" draw:text-style-name="P5" draw:layer="layout" svg:width="3.192cm" svg:height="0.71cm" svg:x="20.509cm" svg:y="20.201cm">
          <draw:text-box>
            <text:p text:style-name="P4"><text:span text:style-name="T3">Increment</text:span></text:p>
          </draw:text-box>
        </draw:frame>
        <draw:frame draw:style-name="gr10" draw:text-style-name="P5" draw:layer="layout" svg:width="1.493cm" svg:height="0.71cm" svg:x="5.309cm" svg:y="19.9cm">
          <draw:text-box>
            <text:p text:style-name="P4"><text:span text:style-name="T3">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0.697cm" svg:y1="7.897cm" svg:x2="32.297cm" svg:y2="7.897cm">
          <text:p/>
        </draw:line>
        <draw:polygon draw:style-name="gr4" draw:text-style-name="P1" draw:layer="layout" svg:width="26.899cm" svg:height="8.499cm" svg:x="0.699cm" svg:y="16.899cm" svg:viewBox="0 0 26900 8500" draw:points="26900,500 26400,500 26400,0 25400,0 25400,500 23900,500 23900,0 21300,0 21300,500 15800,500 15800,0 13200,0 13200,500 9700,500 9700,0 7100,0 7100,500 1600,500 1600,0 500,0 500,500 0,500 0,1500 500,1500 500,3000 0,3000 0,3500 500,3500 500,5000 0,5000 0,5500 500,5500 500,7000 0,7000 0,8000 500,8000 500,8500 1600,8500 1600,8000 7100,8000 7100,8500 9700,8500 9700,8000 13200,8000 13200,8500 15800,8500 15800,8000 21300,8000 21300,8500 23900,8500 23900,8000 25400,8000 25400,8500 26400,8500 26400,8000 26900,8000 26900,7000 26400,7000 26400,5500 26900,5500 26900,5000 26400,5000 26400,3500 26900,3500 26900,3000 26400,3000 26400,1500 26900,1500">
          <text:p/>
        </draw:polygon>
        <draw:custom-shape draw:style-name="gr3" draw:text-style-name="P1" draw:layer="layout" svg:width="1.1cm" svg:height="0.95cm" svg:x="12.05cm" svg:y="13.8cm">
          <text:p/>
          <draw:enhanced-geometry svg:viewBox="0 0 21600 21600" draw:type="rectangle" draw:enhanced-path="M 0 0 L 21600 0 21600 21600 0 21600 0 0 Z N"/>
        </draw:custom-shape>
        <draw:frame draw:style-name="gr10" draw:text-style-name="P5" draw:layer="layout" svg:width="1.493cm" svg:height="0.71cm" svg:x="11.95cm" svg:y="14.9cm">
          <draw:text-box>
            <text:p text:style-name="P4"><text:span text:style-name="T3">USB</text:span></text:p>
          </draw:text-box>
        </draw:frame>
        <draw:path draw:style-name="gr4" draw:text-style-name="P1" draw:layer="layout" svg:width="26.899cm" svg:height="2.899cm" draw:transform="rotate (-3.14159265358979) translate (27.6cm 12.4cm)" svg:viewBox="0 0 26900 2900" svg:d="m26400 1800h500v-700h-500l2-598-1002-2c0 0 64-125 57-280s-57-220-57-220h-1500c0 0-57 57-57 242s57 258 57 258h-2600c0 0 56-83 63-258s-63-242-63-242h-5500c0 0-62 81-62 249s62 251 62 251h-2600c0 0 61-80 61-248s-61-252-61-252h-3500c0 0-62 45-62 242s62 258 62 258h-2600c0 0 69-75 65-251s-65-249-65-249h-5500c0 0-59 97-59 249s59 251 59 251l-1098 2-2 598h-500v700h500l2 602 1098-2c0 0-68 95-64 249s64 251 64 251h5500c0 0 65-82 65-262s-65-238-65-238h2600c0 0-49 70-60 235s60 265 60 265h3500c0 0 63-93 63-265s-63-235-63-235h2600c0 0-62 107-62 260s62 240 62 240h5500c0 0 56-86 59-262s-59-238-59-238h2600c0 0-57 89-63 244s63 256 63 256h1500c0 0 78-108 68-261s-68-239-68-239l1002 2z">
          <text:p/>
        </draw:path>
        <draw:path draw:style-name="gr4" draw:text-style-name="P1" draw:layer="layout" svg:width="26.899cm" svg:height="2.899cm" draw:transform="rotate (-3.14159265358979) translate (27.599cm 16.199cm)" svg:viewBox="0 0 26900 2900" svg:d="m26400 1800h500v-700h-500l2-598-1002-2c0 0 64-125 57-280s-57-220-57-220h-1500c0 0-57 57-57 242s57 258 57 258h-2600c0 0 56-83 63-258s-63-242-63-242h-5500c0 0-62 81-62 249s62 251 62 251h-2600c0 0 61-80 61-248s-61-252-61-252h-3500c0 0-62 45-62 242s62 258 62 258h-2600c0 0 69-75 65-251s-65-249-65-249h-5500c0 0-59 97-59 249s59 251 59 251l-1098 2-2 598h-500v700h500l2 602 1098-2c0 0-68 95-64 249s64 251 64 251h5500c0 0 65-82 65-262s-65-238-65-238h2600c0 0-49 70-60 235s60 265 60 265h3500c0 0 63-93 63-265s-63-235-63-235h2600c0 0-62 107-62 260s62 240 62 240h5500c0 0 56-86 59-262s-59-238-59-238h2600c0 0-57 89-63 244s63 256 63 256h1500c0 0 78-108 68-261s-68-239-68-239l1002 2z">
          <text:p/>
        </draw:path>
        <draw:path draw:style-name="gr7" draw:text-style-name="P1" draw:layer="layout" svg:width="1.699cm" svg:height="1.499cm" draw:transform="rotate (-1.5707963267949) translate (30.699cm 11.199cm)" svg:viewBox="0 0 1700 1500" svg:d="m0 1500h1700v-500c0 0-83-57-246-61s-254 61-254 61v-500c0 0 73 64 254 64s246-64 246-64v-500h-1700z">
          <text:p/>
        </draw:path>
        <draw:path draw:style-name="gr7" draw:text-style-name="P1" draw:layer="layout" svg:width="1.699cm" svg:height="1.499cm" draw:transform="rotate (-1.5707963267949) translate (30.698cm 13.098cm)" svg:viewBox="0 0 1700 1500" svg:d="m0 1500h1700v-500c0 0-83-57-246-61s-254 61-254 61v-500c0 0 73 64 254 64s246-64 246-64v-500h-1700z">
          <text:p/>
        </draw:path>
        <draw:path draw:style-name="gr7" draw:text-style-name="P1" draw:layer="layout" svg:width="1.699cm" svg:height="1.499cm" draw:transform="rotate (-1.5707963267949) translate (30.697cm 14.997cm)" svg:viewBox="0 0 1700 1500" svg:d="m0 1500h1700v-500c0 0-83-57-246-61s-254 61-254 61v-500c0 0 73 64 254 64s246-64 246-64v-500h-1700z">
          <text:p/>
        </draw:path>
        <draw:path draw:style-name="gr4" draw:text-style-name="P1" draw:layer="layout" svg:width="2.899cm" svg:height="8.499cm" draw:transform="rotate (-3.14159265358979) translate (31.399cm 25.399cm)" svg:viewBox="0 0 2900 8500" svg:d="m1800 8500h1100v-500c0 0-76-54-243-54s-257 54-257 54v-1000c0 0 71 64 243 64s257-64 257-64v-1500h-500v-500h500v-1500h-500v-500h500v-1500c0 0-75-70-252-66s-248 66-248 66v-1000c0 0 44 61 243 61s257-61 257-61v-500h-1100c0 0-70 67-70 239s70 261 70 261h-700c0 0 69-125 65-265s-65-235-65-235h-1100v500c0 0 56 61 242 61s258-61 258-61v1000c0 0-73-67-254-62s-246 62-246 62v1500h500v500h-500v1500h500v500h-500v1500c0 0 74 74 255 69s245-69 245-69v1000c0 0-95-63-258-63s-242 63-242 63v500h1100c0 0 73-101 64-268s-64-232-64-232h700c0 0-56 72-61 240s61 260 61 260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10-07T17:11:57</dc:date>
    <meta:editing-duration>P1DT5H28M21S</meta:editing-duration>
    <meta:editing-cycles>59</meta:editing-cycles>
    <meta:generator>LibreOffice/3.5$MacOSX_x86 LibreOffice_project/e0fbe70-dcba98b-297ab39-994e618-0f858f0</meta:generator>
    <meta:document-statistic meta:object-count="116"/>
  </office:meta>
</office:document-meta>
</file>